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0945in"/>
    </style:style>
    <style:style style:name="co4" style:family="table-column">
      <style:table-column-properties fo:break-before="auto" style:column-width="0.9874in"/>
    </style:style>
    <style:style style:name="co5" style:family="table-column">
      <style:table-column-properties fo:break-before="auto" style:column-width="1.4138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957in"/>
    </style:style>
    <style:style style:name="co8" style:family="table-column">
      <style:table-column-properties fo:break-before="auto" style:column-width="0.722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6598in"/>
    </style:style>
    <style:style style:name="co11" style:family="table-column">
      <style:table-column-properties fo:break-before="auto" style:column-width="1.0957in"/>
    </style:style>
    <style:style style:name="co12" style:family="table-column">
      <style:table-column-properties fo:break-before="auto" style:column-width="1.5937in"/>
    </style:style>
    <style:style style:name="co13" style:family="table-column">
      <style:table-column-properties fo:break-before="auto" style:column-width="1.0457in"/>
    </style:style>
    <style:style style:name="co14" style:family="table-column">
      <style:table-column-properties fo:break-before="auto" style:column-width="0.9835in"/>
    </style:style>
    <style:style style:name="co15" style:family="table-column">
      <style:table-column-properties fo:break-before="auto" style:column-width="4.1882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9" style:family="table-cell" style:parent-style-name="Default">
      <style:table-cell-properties fo:border-bottom="none" fo:border-left="none" fo:border-right="none" fo:border-top="0.0008in solid #000000"/>
    </style:style>
  </office:automatic-styles>
  <office:body>
    <office:spreadsheet>
      <table:table table:name="Low_alpha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Default" office:value-type="string" table:number-columns-spanned="12" table:number-rows-spanned="1">
            <text:p>Mu = {0,2,4} | Sigma = 1| Alpha = 0.1 | 20 Simulations</text:p>
          </table:table-cell>
          <table:covered-table-cell table:number-columns-repeated="11" table:style-name="Default"/>
          <table:table-cell table:style-name="Default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>
            <text:p>Tau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Similarity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Choices</text:p>
          </table:table-cell>
          <table:table-cell table:style-name="ce1" office:value-type="string">
            <text:p>BBC </text:p>
          </table:table-cell>
          <table:table-cell table:style-name="ce1" office:value-type="string">
            <text:p>Entropy </text:p>
          </table:table-cell>
          <table:table-cell table:style-name="ce1" office:value-type="string">
            <text:p>Entropy Block</text:p>
          </table:table-cell>
          <table:table-cell table:style-name="ce1" office:value-type="string">
            <text:p>Concat</text:p>
          </table:table-cell>
          <table:table-cell table:style-name="ce1" office:value-type="string">
            <text:p>Normal. MI</text:p>
          </table:table-cell>
          <table:table-cell table:style-name="ce1" office:value-type="string">
            <text:p>RI</text:p>
          </table:table-cell>
          <table:table-cell table:style-name="ce1" office:value-type="string">
            <text:p>V-Measur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ce2" office:value-type="string">
            <text:p>{0.1, 0.3}</text:p>
          </table:table-cell>
          <table:table-cell office:value-type="string">
            <text:p>Spectral</text:p>
          </table:table-cell>
          <table:table-cell office:value-type="string">
            <text:p>DTW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136 (0.134)</text:p>
          </table:table-cell>
          <table:table-cell office:value-type="string">
            <text:p>0.094 (0.146)</text:p>
          </table:table-cell>
          <table:table-cell office:value-type="string">
            <text:p>0.135 (0.134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EDR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134 (0.135)</text:p>
          </table:table-cell>
          <table:table-cell office:value-type="string">
            <text:p>0.097 (0.130)</text:p>
          </table:table-cell>
          <table:table-cell office:value-type="string">
            <text:p>0.134 (0.135)</text:p>
          </table:table-cell>
          <table:table-cell/>
        </table:table-row>
        <table:table-row table:style-name="ro2">
          <table:table-cell/>
          <table:table-cell office:value-type="string">
            <text:p>Spectral</text:p>
          </table:table-cell>
          <table:table-cell office:value-type="string">
            <text:p>Levensthein</text:p>
          </table:table-cell>
          <table:table-cell office:value-type="string">
            <text:p>Choice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093 (0.134)</text:p>
          </table:table-cell>
          <table:table-cell office:value-type="string">
            <text:p>0.050 (0.128)</text:p>
          </table:table-cell>
          <table:table-cell office:value-type="string">
            <text:p>0.092 (0.134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Cosine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113 (0.134)</text:p>
          </table:table-cell>
          <table:table-cell office:value-type="string">
            <text:p>0.082 (0.150)</text:p>
          </table:table-cell>
          <table:table-cell office:value-type="string">
            <text:p>0.113 (0.134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Concat 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93 (0.135)</text:p>
          </table:table-cell>
          <table:table-cell office:value-type="string">
            <text:p>0.050 (0.130)</text:p>
          </table:table-cell>
          <table:table-cell office:value-type="string">
            <text:p>0.092 (0.135)</text:p>
          </table:table-cell>
          <table:table-cell office:value-type="string">
            <text:p>K-Means Choice</text:p>
          </table:table-cell>
        </table:table-row>
        <table:table-row table:style-name="ro1">
          <table:table-cell table:style-name="ce2" office:value-type="string">
            <text:p>{0.1, 0.5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RBF</text:p>
          </table:table-cell>
          <table:table-cell table:style-name="ce2" office:value-type="string">
            <text:p>E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331 (0.185)</text:p>
          </table:table-cell>
          <table:table-cell table:style-name="ce2" office:value-type="string">
            <text:p>0.328 (0.208)</text:p>
          </table:table-cell>
          <table:table-cell table:style-name="ce2" office:value-type="string">
            <text:p>0.331 (0.186)</text:p>
          </table:table-cell>
          <table:table-cell table:style-name="ce2"/>
        </table:table-row>
        <table:table-row table:style-name="ro1">
          <table:table-cell/>
          <table:table-cell table:style-name="ce4" office:value-type="string">
            <text:p>Spectral</text:p>
          </table:table-cell>
          <table:table-cell office:value-type="string">
            <text:p>RBF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322 (0.197)</text:p>
          </table:table-cell>
          <table:table-cell office:value-type="string">
            <text:p>0.301 (0.221)</text:p>
          </table:table-cell>
          <table:table-cell office:value-type="string">
            <text:p>0.321 (0.197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EDR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315 (0.189)</text:p>
          </table:table-cell>
          <table:table-cell office:value-type="string">
            <text:p>0.328 (0.206)</text:p>
          </table:table-cell>
          <table:table-cell office:value-type="string">
            <text:p>0.315 (0.189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313 (0.187)</text:p>
          </table:table-cell>
          <table:table-cell office:value-type="string">
            <text:p>0.261 (0.213)</text:p>
          </table:table-cell>
          <table:table-cell office:value-type="string">
            <text:p>0.312 (0.187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EDR</text:p>
          </table:table-cell>
          <table:table-cell office:value-type="string">
            <text:p>BBC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226 (0.127)</text:p>
          </table:table-cell>
          <table:table-cell office:value-type="string">
            <text:p>0.131 (0.113)</text:p>
          </table:table-cell>
          <table:table-cell office:value-type="string">
            <text:p>0.223 (0.127)</text:p>
          </table:table-cell>
          <table:table-cell/>
        </table:table-row>
        <table:table-row table:style-name="ro2">
          <table:table-cell/>
          <table:table-cell office:value-type="string">
            <text:p>Spectral</text:p>
          </table:table-cell>
          <table:table-cell office:value-type="string">
            <text:p>Levensthein</text:p>
          </table:table-cell>
          <table:table-cell office:value-type="string">
            <text:p>Choice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219 (0.144)</text:p>
          </table:table-cell>
          <table:table-cell office:value-type="string">
            <text:p>0.126 (0.121)</text:p>
          </table:table-cell>
          <table:table-cell office:value-type="string">
            <text:p>0.217 (0.144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Concat 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208 (0.143)</text:p>
          </table:table-cell>
          <table:table-cell office:value-type="string">
            <text:p>0.124 (0.122)</text:p>
          </table:table-cell>
          <table:table-cell office:value-type="string">
            <text:p>0.207 (0.143)</text:p>
          </table:table-cell>
          <table:table-cell/>
        </table:table-row>
        <table:table-row table:style-name="ro2">
          <table:table-cell table:style-name="ce2" office:value-type="string">
            <text:p>{0.1, 0.7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RBF</text:p>
          </table:table-cell>
          <table:table-cell table:style-name="ce2" office:value-type="string">
            <text:p>E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642 (0.200)</text:p>
          </table:table-cell>
          <table:table-cell table:style-name="ce2" office:value-type="string">
            <text:p>0.653 (0.206)</text:p>
          </table:table-cell>
          <table:table-cell table:style-name="ce2" office:value-type="string">
            <text:p>0.641 (0.200)</text:p>
          </table:table-cell>
          <table:table-cell table:style-name="ce2" office:value-type="string">
            <text:p>Similiar to Spectral DTW</text:p>
          </table:table-cell>
        </table:table-row>
        <table:table-row table:style-name="ro2">
          <table:table-cell/>
          <table:table-cell office:value-type="string">
            <text:p>Spectral</text:p>
          </table:table-cell>
          <table:table-cell office:value-type="string">
            <text:p>DTW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580 (0.209)</text:p>
          </table:table-cell>
          <table:table-cell office:value-type="string">
            <text:p>0.611 (0.205)</text:p>
          </table:table-cell>
          <table:table-cell office:value-type="string">
            <text:p>0.580 (0.201)</text:p>
          </table:table-cell>
          <table:table-cell office:value-type="string">
            <text:p>Similiar to Spectral RBF, EDR</text:p>
          </table:table-cell>
        </table:table-row>
        <table:table-row table:style-name="ro2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533 (0.248)</text:p>
          </table:table-cell>
          <table:table-cell office:value-type="string">
            <text:p>0.539 (0.275)</text:p>
          </table:table-cell>
          <table:table-cell office:value-type="string">
            <text:p>0.533 (0.249)</text:p>
          </table:table-cell>
          <table:table-cell office:value-type="string">
            <text:p>Simiiliar to K-Means E-Block</text:p>
          </table:table-cell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Concat 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382 (0.181)</text:p>
          </table:table-cell>
          <table:table-cell office:value-type="string">
            <text:p>0.309 (0.237)</text:p>
          </table:table-cell>
          <table:table-cell office:value-type="string">
            <text:p>0.381 (0.180)</text:p>
          </table:table-cell>
          <table:table-cell/>
        </table:table-row>
        <table:table-row table:style-name="ro2">
          <table:table-cell/>
          <table:table-cell office:value-type="string">
            <text:p>Spectral</text:p>
          </table:table-cell>
          <table:table-cell office:value-type="string">
            <text:p>Levensthein</text:p>
          </table:table-cell>
          <table:table-cell office:value-type="string">
            <text:p>Choice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350 (0.114)</text:p>
          </table:table-cell>
          <table:table-cell office:value-type="string">
            <text:p>0.241 (0.163)</text:p>
          </table:table-cell>
          <table:table-cell office:value-type="string">
            <text:p>0.347 (0.116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Euclidian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306 (0.155)</text:p>
          </table:table-cell>
          <table:table-cell office:value-type="string">
            <text:p>0.198 (0.179)</text:p>
          </table:table-cell>
          <table:table-cell office:value-type="string">
            <text:p>0.303 (0.156)</text:p>
          </table:table-cell>
          <table:table-cell/>
        </table:table-row>
        <table:table-row table:style-name="ro1">
          <table:table-cell table:style-name="ce2" office:value-type="string">
            <text:p>{0.1, 1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DTW</text:p>
          </table:table-cell>
          <table:table-cell table:style-name="ce2" office:value-type="string">
            <text:p>E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938 (0.131)</text:p>
          </table:table-cell>
          <table:table-cell table:style-name="ce2" office:value-type="string">
            <text:p>0.942 (0.126)</text:p>
          </table:table-cell>
          <table:table-cell table:style-name="ce2" office:value-type="string">
            <text:p>0.938 (0.131)</text:p>
          </table:table-cell>
          <table:table-cell table:style-name="ce2"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Euclidian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811 (0.136)</text:p>
          </table:table-cell>
          <table:table-cell office:value-type="string">
            <text:p>0.833 (0.129)</text:p>
          </table:table-cell>
          <table:table-cell office:value-type="string">
            <text:p>0.811 (0.136)</text:p>
          </table:table-cell>
          <table:table-cell office:value-type="string">
            <text:p>Spectral RBF</text:p>
          </table:table-cell>
        </table:table-row>
        <table:table-row table:style-name="ro1">
          <table:table-cell/>
          <table:table-cell office:value-type="string">
            <text:p>Ward </text:p>
          </table:table-cell>
          <table:table-cell office:value-type="string">
            <text:p>Euclidian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797 (0.205)</text:p>
          </table:table-cell>
          <table:table-cell office:value-type="string">
            <text:p>0.796 (0.218)</text:p>
          </table:table-cell>
          <table:table-cell office:value-type="string">
            <text:p>0.797 (0.205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DTW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765 (0.197)</text:p>
          </table:table-cell>
          <table:table-cell office:value-type="string">
            <text:p>0.791 (0.184)</text:p>
          </table:table-cell>
          <table:table-cell office:value-type="string">
            <text:p>0.765 (0.197)</text:p>
          </table:table-cell>
          <table:table-cell office:value-type="string">
            <text:p>Spectral RBF</text:p>
          </table:table-cell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757 (0.180)</text:p>
          </table:table-cell>
          <table:table-cell office:value-type="string">
            <text:p>0.774 (0.185)</text:p>
          </table:table-cell>
          <table:table-cell office:value-type="string">
            <text:p>0.757 (0.180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</text:p>
          </table:table-cell>
          <table:table-cell office:value-type="string">
            <text:p>Concat 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796 (0.218)</text:p>
          </table:table-cell>
          <table:table-cell office:value-type="string">
            <text:p>0.687 (0.265)</text:p>
          </table:table-cell>
          <table:table-cell office:value-type="string">
            <text:p>0.696 (0.219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Overlap</text:p>
          </table:table-cell>
          <table:table-cell office:value-type="string">
            <text:p>Choice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600 (0.299)</text:p>
          </table:table-cell>
          <table:table-cell office:value-type="string">
            <text:p>0.571 (0.353)</text:p>
          </table:table-cell>
          <table:table-cell office:value-type="string">
            <text:p>0.598 (0.302)</text:p>
          </table:table-cell>
          <table:table-cell/>
        </table:table-row>
        <table:table-row table:style-name="ro1">
          <table:table-cell/>
          <table:table-cell office:value-type="string">
            <text:p>Spectral</text:p>
          </table:table-cell>
          <table:table-cell office:value-type="string">
            <text:p>Euclidian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335 (0.091)</text:p>
          </table:table-cell>
          <table:table-cell office:value-type="string">
            <text:p>0.220 (0.138)</text:p>
          </table:table-cell>
          <table:table-cell office:value-type="string">
            <text:p>0.332 (0.093)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Possible to hit at 1 at 1</text:p>
          </table:table-cell>
          <table:table-cell table:style-name="ce2" table:number-columns-repeated="11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id_alpha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table:number-columns-spanned="12" table:number-rows-spanned="1">
            <text:p>Mu = {0,2,4} | Sigma = 1| Alpha = 0.5 | 20 Simulations</text:p>
          </table:table-cell>
          <table:covered-table-cell table:number-columns-repeated="11"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5" office:value-type="string">
            <text:p>Tau</text:p>
          </table:table-cell>
          <table:table-cell table:style-name="ce5" office:value-type="string">
            <text:p>Method</text:p>
          </table:table-cell>
          <table:table-cell table:style-name="ce5" office:value-type="string">
            <text:p>Similarity</text:p>
          </table:table-cell>
          <table:table-cell table:style-name="ce5" office:value-type="string">
            <text:p>Data</text:p>
          </table:table-cell>
          <table:table-cell table:style-name="ce5" office:value-type="string">
            <text:p>Choices</text:p>
          </table:table-cell>
          <table:table-cell table:style-name="ce5" office:value-type="string">
            <text:p>BBC </text:p>
          </table:table-cell>
          <table:table-cell table:style-name="ce5" office:value-type="string">
            <text:p>Entropy </text:p>
          </table:table-cell>
          <table:table-cell table:style-name="ce5" office:value-type="string">
            <text:p>Entropy Block</text:p>
          </table:table-cell>
          <table:table-cell table:style-name="ce5" office:value-type="string">
            <text:p>Concat</text:p>
          </table:table-cell>
          <table:table-cell table:style-name="ce5" office:value-type="string">
            <text:p>Normal. MI</text:p>
          </table:table-cell>
          <table:table-cell table:style-name="ce5" office:value-type="string">
            <text:p>RI</text:p>
          </table:table-cell>
          <table:table-cell table:style-name="ce5" office:value-type="string">
            <text:p>V-Measure</text:p>
          </table:table-cell>
          <table:table-cell table:style-name="ce5" office:value-type="string">
            <text:p>Comment</text:p>
          </table:table-cell>
        </table:table-row>
        <table:table-row table:style-name="ro1">
          <table:table-cell table:style-name="ce2" office:value-type="string">
            <text:p>{0.1, 0.3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EDR</text:p>
          </table:table-cell>
          <table:table-cell table:style-name="ce2" office:value-type="string">
            <text:p>Entropy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0.117 (0.129)</text:p>
          </table:table-cell>
          <table:table-cell table:style-name="ce2" office:value-type="string">
            <text:p>0.083 (0.138)</text:p>
          </table:table-cell>
          <table:table-cell table:style-name="ce2" office:value-type="string">
            <text:p>0.116 (0.129)</text:p>
          </table:table-cell>
          <table:table-cell table:style-name="ce9"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EDR</text:p>
          </table:table-cell>
          <table:table-cell table:style-name="ce3" office:value-type="string">
            <text:p>Bad Choice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/>
          <table:table-cell table:style-name="ce3" office:value-type="string">
            <text:p>0.108 (0.109)</text:p>
          </table:table-cell>
          <table:table-cell table:style-name="ce3" office:value-type="string">
            <text:p>0.060 (0.102)</text:p>
          </table:table-cell>
          <table:table-cell table:style-name="ce3" office:value-type="string">
            <text:p>0.107 (0.108)</text:p>
          </table:table-cell>
          <table:table-cell/>
        </table:table-row>
        <table:table-row table:style-name="ro3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Levensthein</text:p>
          </table:table-cell>
          <table:table-cell table:style-name="ce3" office:value-type="string">
            <text:p>Choices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072 (0.103)</text:p>
          </table:table-cell>
          <table:table-cell table:style-name="ce8" office:value-type="string">
            <text:p>0.032 (0.110)</text:p>
          </table:table-cell>
          <table:table-cell table:style-name="ce3" office:value-type="string">
            <text:p>0.072 (0.103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EDR</text:p>
          </table:table-cell>
          <table:table-cell table:style-name="ce3" office:value-type="string">
            <text:p>E-Block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/>
          <table:table-cell table:style-name="ce3" office:value-type="string">
            <text:p>0.093 (0.096)</text:p>
          </table:table-cell>
          <table:table-cell table:style-name="ce3" office:value-type="string">
            <text:p>0.022 (0.094)</text:p>
          </table:table-cell>
          <table:table-cell table:style-name="ce3" office:value-type="string">
            <text:p>0.085 (0.095)</text:p>
          </table:table-cell>
          <table:table-cell/>
        </table:table-row>
        <table:table-row table:style-name="ro1">
          <table:table-cell table:style-name="ce2" office:value-type="string">
            <text:p>{0.1, 0.5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EDR</text:p>
          </table:table-cell>
          <table:table-cell table:style-name="ce2" office:value-type="string">
            <text:p>Entropy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0.287 (0.116)</text:p>
          </table:table-cell>
          <table:table-cell table:style-name="ce2" office:value-type="string">
            <text:p>0.181 (0.114)</text:p>
          </table:table-cell>
          <table:table-cell table:style-name="ce2" office:value-type="string">
            <text:p>0.284 (0.117)</text:p>
          </table:table-cell>
          <table:table-cell table:style-name="ce9"/>
        </table:table-row>
        <table:table-row table:style-name="ro1">
          <table:table-cell table:style-name="ce3"/>
          <table:table-cell table:style-name="ce3" office:value-type="string">
            <text:p>Ward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Bad Choice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/>
          <table:table-cell table:style-name="ce3" office:value-type="string">
            <text:p>0.238 (0.133)</text:p>
          </table:table-cell>
          <table:table-cell table:style-name="ce3" office:value-type="string">
            <text:p>0.158 (0.121)</text:p>
          </table:table-cell>
          <table:table-cell table:style-name="ce3" office:value-type="string">
            <text:p>0.236 (0.133)</text:p>
          </table:table-cell>
          <table:table-cell office:value-type="string">
            <text:p>Average and complete clusters almost the same</text:p>
          </table:table-cell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Concat</text:p>
          </table:table-cell>
          <table:table-cell table:style-name="ce3" table:number-columns-repeated="4"/>
          <table:table-cell office:value-type="string">
            <text:p>x</text:p>
          </table:table-cell>
          <table:table-cell table:style-name="ce3" office:value-type="string">
            <text:p>0.241 (0.137)</text:p>
          </table:table-cell>
          <table:table-cell table:style-name="ce3" office:value-type="string">
            <text:p>0.161 (0.120)</text:p>
          </table:table-cell>
          <table:table-cell table:style-name="ce3" office:value-type="string">
            <text:p>0.239 (0.140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Bad Choice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/>
          <table:table-cell table:style-name="ce3" office:value-type="string">
            <text:p>0.237 (0.152)</text:p>
          </table:table-cell>
          <table:table-cell table:style-name="ce3" office:value-type="string">
            <text:p>0.158 (0.133)</text:p>
          </table:table-cell>
          <table:table-cell table:style-name="ce3" office:value-type="string">
            <text:p>0.236 (0.151)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Levensthein</text:p>
          </table:table-cell>
          <table:table-cell table:style-name="ce3" office:value-type="string">
            <text:p>Choices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213 (0.163)</text:p>
          </table:table-cell>
          <table:table-cell table:style-name="ce3" office:value-type="string">
            <text:p>0.139 (0.134)</text:p>
          </table:table-cell>
          <table:table-cell table:style-name="ce3" office:value-type="string">
            <text:p>0.212 (0.162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Overlap</text:p>
          </table:table-cell>
          <table:table-cell table:style-name="ce3" office:value-type="string">
            <text:p>Choices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178 (0.136)</text:p>
          </table:table-cell>
          <table:table-cell table:style-name="ce3" office:value-type="string">
            <text:p>0.120 (0.127)</text:p>
          </table:table-cell>
          <table:table-cell table:style-name="ce3" office:value-type="string">
            <text:p>0.175 (0.137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Choices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216 (0.138)</text:p>
          </table:table-cell>
          <table:table-cell table:style-name="ce3" office:value-type="string">
            <text:p>0.146 (0.125)</text:p>
          </table:table-cell>
          <table:table-cell table:style-name="ce3" office:value-type="string">
            <text:p>0.215 (0.138)</text:p>
          </table:table-cell>
          <table:table-cell/>
        </table:table-row>
        <table:table-row table:style-name="ro1">
          <table:table-cell table:style-name="ce2" office:value-type="string">
            <text:p>{0.1, 0.7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DTW</text:p>
          </table:table-cell>
          <table:table-cell table:style-name="ce2" office:value-type="string">
            <text:p>E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428 (0.135)</text:p>
          </table:table-cell>
          <table:table-cell table:style-name="ce2" office:value-type="string">
            <text:p>0.371 (0.157)</text:p>
          </table:table-cell>
          <table:table-cell table:style-name="ce2" office:value-type="string">
            <text:p>0.427 (0.136)</text:p>
          </table:table-cell>
          <table:table-cell table:style-name="ce9"/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Concat</text:p>
          </table:table-cell>
          <table:table-cell table:style-name="ce3" table:number-columns-repeated="4"/>
          <table:table-cell office:value-type="string">
            <text:p>x</text:p>
          </table:table-cell>
          <table:table-cell table:style-name="ce3" office:value-type="string">
            <text:p>0.352 (0.081)</text:p>
          </table:table-cell>
          <table:table-cell table:style-name="ce3" office:value-type="string">
            <text:p>0.250 (0.105)</text:p>
          </table:table-cell>
          <table:table-cell table:style-name="ce3" office:value-type="string">
            <text:p>0.350 (0.082)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DTW</text:p>
          </table:table-cell>
          <table:table-cell table:style-name="ce3" office:value-type="string">
            <text:p>Bad Choice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/>
          <table:table-cell table:style-name="ce3" office:value-type="string">
            <text:p>0.343 (0.098)</text:p>
          </table:table-cell>
          <table:table-cell table:style-name="ce3" office:value-type="string">
            <text:p>0.239 (0.118)</text:p>
          </table:table-cell>
          <table:table-cell table:style-name="ce3" office:value-type="string">
            <text:p>0.341 (0.099)</text:p>
          </table:table-cell>
          <table:table-cell office:value-type="string">
            <text:p>Spectral Bad Eucldian </text:p>
          </table:table-cell>
        </table:table-row>
        <table:table-row table:style-name="ro1">
          <table:table-cell table:style-name="ce3"/>
          <table:table-cell table:style-name="ce3" office:value-type="string">
            <text:p>Ward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Bad Choice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/>
          <table:table-cell table:style-name="ce3" office:value-type="string">
            <text:p>0.343 (0.098)</text:p>
          </table:table-cell>
          <table:table-cell table:style-name="ce3" office:value-type="string">
            <text:p>0.236 (0.123)</text:p>
          </table:table-cell>
          <table:table-cell table:style-name="ce3" office:value-type="string">
            <text:p>0.340 (0.101)</text:p>
          </table:table-cell>
          <table:table-cell office:value-type="string">
            <text:p>Average and complete clusters exactly the same</text:p>
          </table:table-cell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Bad Choice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/>
          <table:table-cell table:style-name="ce3" office:value-type="string">
            <text:p>0.333 (0.100)</text:p>
          </table:table-cell>
          <table:table-cell table:style-name="ce3" office:value-type="string">
            <text:p>0.230 (0.121)</text:p>
          </table:table-cell>
          <table:table-cell table:style-name="ce3" office:value-type="string">
            <text:p>0.330 (0.103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Choices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323 (0.101)</text:p>
          </table:table-cell>
          <table:table-cell table:style-name="ce3" office:value-type="string">
            <text:p>0.224 (0.119)</text:p>
          </table:table-cell>
          <table:table-cell table:style-name="ce3" office:value-type="string">
            <text:p>0.320 (0.103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Entropy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/>
          <table:table-cell table:style-name="ce3" office:value-type="string">
            <text:p>0.271 (0.148)</text:p>
          </table:table-cell>
          <table:table-cell table:style-name="ce3" office:value-type="string">
            <text:p>0.212 (0.150)</text:p>
          </table:table-cell>
          <table:table-cell table:style-name="ce3" office:value-type="string">
            <text:p>0.270 (0.148)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Levensthein</text:p>
          </table:table-cell>
          <table:table-cell table:style-name="ce3" office:value-type="string">
            <text:p>Choices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261 (0.178)</text:p>
          </table:table-cell>
          <table:table-cell table:style-name="ce3" office:value-type="string">
            <text:p>0.174 (0.176)</text:p>
          </table:table-cell>
          <table:table-cell table:style-name="ce3" office:value-type="string">
            <text:p>0.260 (0.178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Overlap</text:p>
          </table:table-cell>
          <table:table-cell table:style-name="ce3" office:value-type="string">
            <text:p>Choices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260 (0.205)</text:p>
          </table:table-cell>
          <table:table-cell table:style-name="ce3" office:value-type="string">
            <text:p>0.199 (0.225)</text:p>
          </table:table-cell>
          <table:table-cell table:style-name="ce3" office:value-type="string">
            <text:p>0.256 (0.206)</text:p>
          </table:table-cell>
          <table:table-cell/>
        </table:table-row>
        <table:table-row table:style-name="ro2">
          <table:table-cell table:style-name="ce2" office:value-type="string">
            <text:p>{0.1, 1.0}</text:p>
          </table:table-cell>
          <table:table-cell table:style-name="ce2" office:value-type="string">
            <text:p>Spectral</text:p>
          </table:table-cell>
          <table:table-cell table:style-name="ce2" office:value-type="string">
            <text:p>DTW</text:p>
          </table:table-cell>
          <table:table-cell table:style-name="ce2" office:value-type="string">
            <text:p>E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804 (0.212)</text:p>
          </table:table-cell>
          <table:table-cell table:style-name="ce2" office:value-type="string">
            <text:p>0.804 (0.235)</text:p>
          </table:table-cell>
          <table:table-cell table:style-name="ce2" office:value-type="string">
            <text:p>0.803 (0.213)</text:p>
          </table:table-cell>
          <table:table-cell table:style-name="ce9" office:value-type="string">
            <text:p>Spectral Eucldian </text:p>
          </table:table-cell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EDR</text:p>
          </table:table-cell>
          <table:table-cell table:style-name="ce3" office:value-type="string">
            <text:p>Entropy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style-name="ce3"/>
          <table:table-cell/>
          <table:table-cell table:style-name="ce3" office:value-type="string">
            <text:p>0.652 (0.178)</text:p>
          </table:table-cell>
          <table:table-cell table:style-name="ce3" office:value-type="string">
            <text:p>0.663 (0.203)</text:p>
          </table:table-cell>
          <table:table-cell table:style-name="ce3" office:value-type="string">
            <text:p>0.652 (0.178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Ward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E-Block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/>
          <table:table-cell table:style-name="ce3" office:value-type="string">
            <text:p>0.621 (0.208)</text:p>
          </table:table-cell>
          <table:table-cell table:style-name="ce3" office:value-type="string">
            <text:p>0.596 (0.249)</text:p>
          </table:table-cell>
          <table:table-cell table:style-name="ce3" office:value-type="string">
            <text:p>0.620 (0.209)</text:p>
          </table:table-cell>
          <table:table-cell office:value-type="string">
            <text:p>Spectral RBF (slightly better)</text:p>
          </table:table-cell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Overlap</text:p>
          </table:table-cell>
          <table:table-cell table:style-name="ce3" office:value-type="string">
            <text:p>Choices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599 (0.355)</text:p>
          </table:table-cell>
          <table:table-cell table:style-name="ce3" office:value-type="string">
            <text:p>0.571 (0.406)</text:p>
          </table:table-cell>
          <table:table-cell table:style-name="ce3" office:value-type="string">
            <text:p>0.597 (0.357)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E-Block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/>
          <table:table-cell table:style-name="ce3" office:value-type="string">
            <text:p>0.562 (0.170)</text:p>
          </table:table-cell>
          <table:table-cell table:style-name="ce3" office:value-type="string">
            <text:p>0.525 (0.220)</text:p>
          </table:table-cell>
          <table:table-cell table:style-name="ce3" office:value-type="string">
            <text:p>0.562 (0.170)</text:p>
          </table:table-cell>
          <table:table-cell office:value-type="string">
            <text:p>Spectra E DTW slightly worse / Spectral EBLOCK slighty worse</text:p>
          </table:table-cell>
        </table:table-row>
        <table:table-row table:style-name="ro2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Levensthein</text:p>
          </table:table-cell>
          <table:table-cell table:style-name="ce3" office:value-type="string">
            <text:p>Choices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368 (0.133)</text:p>
          </table:table-cell>
          <table:table-cell table:style-name="ce3" office:value-type="string">
            <text:p>0.270 (0.169)</text:p>
          </table:table-cell>
          <table:table-cell table:style-name="ce3" office:value-type="string">
            <text:p>0.366 (0.134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Choices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/>
          <table:table-cell table:style-name="ce3" office:value-type="string">
            <text:p>0.275 (0.144)</text:p>
          </table:table-cell>
          <table:table-cell table:style-name="ce3" office:value-type="string">
            <text:p>0.171 (0.147)</text:p>
          </table:table-cell>
          <table:table-cell table:style-name="ce3" office:value-type="string">
            <text:p>0.272 (0.145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K-Means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Concat</text:p>
          </table:table-cell>
          <table:table-cell table:style-name="ce3" table:number-columns-repeated="4"/>
          <table:table-cell office:value-type="string">
            <text:p>x</text:p>
          </table:table-cell>
          <table:table-cell table:style-name="ce3" office:value-type="string">
            <text:p>0.399 (0.194) </text:p>
          </table:table-cell>
          <table:table-cell table:style-name="ce3" office:value-type="string">
            <text:p>0.338 (0.224)</text:p>
          </table:table-cell>
          <table:table-cell table:style-name="ce3" office:value-type="string">
            <text:p>0.398 (0.194)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pectral</text:p>
          </table:table-cell>
          <table:table-cell table:style-name="ce3" office:value-type="string">
            <text:p>Euclidian</text:p>
          </table:table-cell>
          <table:table-cell table:style-name="ce3" office:value-type="string">
            <text:p>Bad Choice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2"/>
          <table:table-cell/>
          <table:table-cell table:style-name="ce3" office:value-type="string">
            <text:p>0.314 (0.109)</text:p>
          </table:table-cell>
          <table:table-cell table:style-name="ce3" office:value-type="string">
            <text:p>0.197 (0.135)</text:p>
          </table:table-cell>
          <table:table-cell table:style-name="ce3" office:value-type="string">
            <text:p>0.311 (0.110)</text:p>
          </table:table-cell>
          <table:table-cell/>
        </table:table-row>
        <table:table-row table:style-name="ro1">
          <table:table-cell table:style-name="ce2" office:value-type="string">
            <text:p>{0.1, 1.5}</text:p>
          </table:table-cell>
          <table:table-cell table:style-name="ce5" office:value-type="string">
            <text:p>Possible to hit 1</text:p>
          </table:table-cell>
          <table:table-cell table:style-name="ce2" table:number-columns-repeated="10"/>
          <table:table-cell table:style-name="ce9"/>
        </table:table-row>
        <table:table-row table:style-name="ro1">
          <table:table-cell table:number-columns-repeated="4"/>
          <table:table-cell table:style-name="ce3" table:number-columns-repeated="4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6" office:value-type="string">
            <text:p>Spectral</text:p>
          </table:table-cell>
          <table:table-cell table:style-name="ce7" office:value-type="string">
            <text:p>Overlap</text:p>
          </table:table-cell>
          <table:table-cell table:style-name="ce7" office:value-type="string">
            <text:p>Choices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7"/>
          <table:table-cell table:style-name="ce7" office:value-type="string">
            <text:p>DTW, Euclidian, RBF</text:p>
          </table:table-cell>
          <table:table-cell table:style-name="ce7" office:value-type="string">
            <text:p>E-Block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7"/>
          <table:table-cell table:style-name="ce7" office:value-type="string">
            <text:p>DTW</text:p>
          </table:table-cell>
          <table:table-cell table:style-name="ce7" office:value-type="string">
            <text:p>ENTROPY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7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6" office:value-type="string">
            <text:p>K-Means</text:p>
          </table:table-cell>
          <table:table-cell table:style-name="ce7" office:value-type="string">
            <text:p>ENTROPY</text:p>
          </table:table-cell>
          <table:table-cell table:style-name="ce7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7"/>
          <table:table-cell table:style-name="ce7" office:value-type="string">
            <text:p>Concat</text:p>
          </table:table-cell>
          <table:table-cell table:style-name="ce7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 table:style-name="ce3"/>
          <table:table-cell table:style-name="ce7"/>
          <table:table-cell table:style-name="ce7" office:value-type="string">
            <text:p>E-Block</text:p>
          </table:table-cell>
          <table:table-cell table:style-name="ce7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 table:number-rows-repeated="47">
          <table:table-cell table:style-name="ce3" table:number-columns-repeated="8"/>
          <table:table-cell/>
          <table:table-cell table:style-name="ce3" table:number-columns-repeated="3"/>
          <table:table-cell/>
        </table:table-row>
        <table:table-row table:style-name="ro1" table:number-rows-repeated="104848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High_alpha" table:style-name="ta1" table:print="false">
        <table:table-column table:style-name="co1" table:number-columns-repeated="12" table:default-cell-style-name="ce3"/>
        <table:table-column table:style-name="co1" table:default-cell-style-name="Default"/>
        <table:table-row table:style-name="ro1">
          <table:table-cell table:style-name="Default" office:value-type="string" table:number-columns-spanned="12" table:number-rows-spanned="1">
            <text:p>Mu = {0,2,4} | Sigma = 1| Alpha = 1 | 20 Simulations</text:p>
          </table:table-cell>
          <table:covered-table-cell table:number-columns-repeated="11" table:style-name="Default"/>
          <table:table-cell/>
        </table:table-row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style-name="ce1" office:value-type="string">
            <text:p>Tau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Similarity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Choices</text:p>
          </table:table-cell>
          <table:table-cell table:style-name="ce1" office:value-type="string">
            <text:p>BBC </text:p>
          </table:table-cell>
          <table:table-cell table:style-name="ce1" office:value-type="string">
            <text:p>Entropy </text:p>
          </table:table-cell>
          <table:table-cell table:style-name="ce1" office:value-type="string">
            <text:p>Entropy Block</text:p>
          </table:table-cell>
          <table:table-cell table:style-name="ce1" office:value-type="string">
            <text:p>Concat</text:p>
          </table:table-cell>
          <table:table-cell table:style-name="ce1" office:value-type="string">
            <text:p>Normal. MI</text:p>
          </table:table-cell>
          <table:table-cell table:style-name="ce1" office:value-type="string">
            <text:p>RI</text:p>
          </table:table-cell>
          <table:table-cell table:style-name="ce1" office:value-type="string">
            <text:p>V-Measur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ce2" office:value-type="string">
            <text:p>{0.1, 0.3}</text:p>
          </table:table-cell>
          <table:table-cell office:value-type="string">
            <text:p>Spectral </text:p>
          </table:table-cell>
          <table:table-cell office:value-type="string">
            <text:p>Overlap</text:p>
          </table:table-cell>
          <table:table-cell office:value-type="string">
            <text:p>Choice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103 (0.019)</text:p>
          </table:table-cell>
          <table:table-cell office:value-type="string">
            <text:p>0.002 (0.007)</text:p>
          </table:table-cell>
          <table:table-cell office:value-type="string">
            <text:p>0.087 (0.020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EDR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096 (0.061)</text:p>
          </table:table-cell>
          <table:table-cell office:value-type="string">
            <text:p>0.016 (0.049)</text:p>
          </table:table-cell>
          <table:table-cell office:value-type="string">
            <text:p>0.088 (0.059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EDR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068 (0.080)</text:p>
          </table:table-cell>
          <table:table-cell office:value-type="string">
            <text:p>0.008 (0.085)</text:p>
          </table:table-cell>
          <table:table-cell office:value-type="string">
            <text:p>0.063 (0.078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Cosine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043 (0.067)</text:p>
          </table:table-cell>
          <table:table-cell office:value-type="string">
            <text:p>-</text:p>
          </table:table-cell>
          <table:table-cell office:value-type="string">
            <text:p>0.043 (0.067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36 (0.041)</text:p>
          </table:table-cell>
          <table:table-cell office:value-type="string">
            <text:p><text:s/>- </text:p>
          </table:table-cell>
          <table:table-cell office:value-type="string">
            <text:p>0.036 (0.041)</text:p>
          </table:table-cell>
          <table:table-cell/>
        </table:table-row>
        <table:table-row table:style-name="ro1">
          <table:table-cell table:style-name="ce2" office:value-type="string">
            <text:p>{0.1, 0.5}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Euclidian </text:p>
          </table:table-cell>
          <table:table-cell table:style-name="ce2" office:value-type="string">
            <text:p>Bad-Choice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3"/>
          <table:table-cell table:style-name="ce2" office:value-type="string">
            <text:p>0.133 (0.115)</text:p>
          </table:table-cell>
          <table:table-cell table:style-name="ce2" office:value-type="string">
            <text:p>0.040 (0.077)</text:p>
          </table:table-cell>
          <table:table-cell table:style-name="ce2" office:value-type="string">
            <text:p>0.127 (0.115)</text:p>
          </table:table-cell>
          <table:table-cell table:style-name="ce9" office:value-type="string">
            <text:p>Complete Bad-Choice</text:p>
          </table:table-cell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Choice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112 (0.124)</text:p>
          </table:table-cell>
          <table:table-cell office:value-type="string">
            <text:p>0.035 (0.085)</text:p>
          </table:table-cell>
          <table:table-cell office:value-type="string">
            <text:p>0.110 (0.122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Euclidian 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103 (0.096)</text:p>
          </table:table-cell>
          <table:table-cell office:value-type="string">
            <text:p>0.060 (0.092)</text:p>
          </table:table-cell>
          <table:table-cell office:value-type="string">
            <text:p>0.103 (0.095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Cosine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080 (0.088)</text:p>
          </table:table-cell>
          <table:table-cell office:value-type="string">
            <text:p>0.038 (0.092)</text:p>
          </table:table-cell>
          <table:table-cell office:value-type="string">
            <text:p>0.080 (0.088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79 (0.097)</text:p>
          </table:table-cell>
          <table:table-cell office:value-type="string">
            <text:p>0.034 (0.088)</text:p>
          </table:table-cell>
          <table:table-cell office:value-type="string">
            <text:p>0.079 (0.096)</text:p>
          </table:table-cell>
          <table:table-cell/>
        </table:table-row>
        <table:table-row table:style-name="ro1">
          <table:table-cell table:style-name="ce2" office:value-type="string">
            <text:p>{0.1, 0.7}</text:p>
          </table:table-cell>
          <table:table-cell table:style-name="ce2" office:value-type="string">
            <text:p>Spectral </text:p>
          </table:table-cell>
          <table:table-cell table:style-name="ce2" office:value-type="string">
            <text:p>DTW</text:p>
          </table:table-cell>
          <table:table-cell table:style-name="ce2" office:value-type="string">
            <text:p>E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361 (0.200)</text:p>
          </table:table-cell>
          <table:table-cell table:style-name="ce2" office:value-type="string">
            <text:p>0.352 (0.211)</text:p>
          </table:table-cell>
          <table:table-cell table:style-name="ce2" office:value-type="string">
            <text:p>0.361 (0.200)</text:p>
          </table:table-cell>
          <table:table-cell table:style-name="ce9"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EDR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223 (0.083)</text:p>
          </table:table-cell>
          <table:table-cell office:value-type="string">
            <text:p>0.087 (0.080)</text:p>
          </table:table-cell>
          <table:table-cell office:value-type="string">
            <text:p>0.217 (0.086)</text:p>
          </table:table-cell>
          <table:table-cell/>
        </table:table-row>
        <table:table-row table:style-name="ro1">
          <table:table-cell/>
          <table:table-cell office:value-type="string">
            <text:p>Ward</text:p>
          </table:table-cell>
          <table:table-cell office:value-type="string">
            <text:p>Euclidian 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195 (0.143)</text:p>
          </table:table-cell>
          <table:table-cell office:value-type="string">
            <text:p>0.103 (0.135)</text:p>
          </table:table-cell>
          <table:table-cell office:value-type="string">
            <text:p>0.192 (0.143)</text:p>
          </table:table-cell>
          <table:table-cell office:value-type="string">
            <text:p>Spectral E-Block RBF</text:p>
          </table:table-cell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167 (0.123)</text:p>
          </table:table-cell>
          <table:table-cell office:value-type="string">
            <text:p>0.064 (0.114)</text:p>
          </table:table-cell>
          <table:table-cell office:value-type="string">
            <text:p>0.161 (0.123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Choice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157 (0.127)</text:p>
          </table:table-cell>
          <table:table-cell office:value-type="string">
            <text:p>0.060 (0.116)</text:p>
          </table:table-cell>
          <table:table-cell office:value-type="string">
            <text:p>0.151 (0.127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DTW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105 (0.140)</text:p>
          </table:table-cell>
          <table:table-cell office:value-type="string">
            <text:p>0.087 (0.179)</text:p>
          </table:table-cell>
          <table:table-cell office:value-type="string">
            <text:p>0.105 (0.140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102 (0.183)</text:p>
          </table:table-cell>
          <table:table-cell office:value-type="string">
            <text:p>0.063 (0.201)</text:p>
          </table:table-cell>
          <table:table-cell office:value-type="string">
            <text:p>0.101 (0.183)</text:p>
          </table:table-cell>
          <table:table-cell/>
        </table:table-row>
        <table:table-row table:style-name="ro1">
          <table:table-cell table:style-name="ce2" office:value-type="string">
            <text:p>{0.1, 1.0}</text:p>
          </table:table-cell>
          <table:table-cell table:style-name="ce2" office:value-type="string">
            <text:p>Spectral </text:p>
          </table:table-cell>
          <table:table-cell table:style-name="ce2" office:value-type="string">
            <text:p>DTW</text:p>
          </table:table-cell>
          <table:table-cell table:style-name="ce2" office:value-type="string">
            <text:p>E-Block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0.792 (0.174)</text:p>
          </table:table-cell>
          <table:table-cell table:style-name="ce2" office:value-type="string">
            <text:p>0.808 (0.170)</text:p>
          </table:table-cell>
          <table:table-cell table:style-name="ce2" office:value-type="string">
            <text:p>0.792 (0.174)</text:p>
          </table:table-cell>
          <table:table-cell table:style-name="ce9"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RBF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692 (0.164)</text:p>
          </table:table-cell>
          <table:table-cell office:value-type="string">
            <text:p>0.692 (0.184)</text:p>
          </table:table-cell>
          <table:table-cell office:value-type="string">
            <text:p>0.692 (0.164)</text:p>
          </table:table-cell>
          <table:table-cell/>
        </table:table-row>
        <table:table-row table:style-name="ro2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E-Blo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0.606 (0.188)</text:p>
          </table:table-cell>
          <table:table-cell office:value-type="string">
            <text:p>0.578 (0.233)</text:p>
          </table:table-cell>
          <table:table-cell office:value-type="string">
            <text:p>0.606 (0.189)</text:p>
          </table:table-cell>
          <table:table-cell office:value-type="string">
            <text:p>Ward (very similiar) Spectral E-Block Euclidian Slightly worse</text:p>
          </table:table-cell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EDR</text:p>
          </table:table-cell>
          <table:table-cell office:value-type="string">
            <text:p>Bad-Choic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0.280 (0.198)</text:p>
          </table:table-cell>
          <table:table-cell office:value-type="string">
            <text:p>0.201 (0.215)</text:p>
          </table:table-cell>
          <table:table-cell office:value-type="string">
            <text:p>0.278 (0.198)</text:p>
          </table:table-cell>
          <table:table-cell/>
        </table:table-row>
        <table:table-row table:style-name="ro2">
          <table:table-cell/>
          <table:table-cell office:value-type="string">
            <text:p>Spectral </text:p>
          </table:table-cell>
          <table:table-cell office:value-type="string">
            <text:p>Levensthein</text:p>
          </table:table-cell>
          <table:table-cell office:value-type="string">
            <text:p>Choice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0.276 (0.101)</text:p>
          </table:table-cell>
          <table:table-cell office:value-type="string">
            <text:p>0.154 (0.113)</text:p>
          </table:table-cell>
          <table:table-cell office:value-type="string">
            <text:p>0.272 (0.111)</text:p>
          </table:table-cell>
          <table:table-cell/>
        </table:table-row>
        <table:table-row table:style-name="ro1">
          <table:table-cell/>
          <table:table-cell office:value-type="string">
            <text:p>Spectral </text:p>
          </table:table-cell>
          <table:table-cell office:value-type="string">
            <text:p>EDR</text:p>
          </table:table-cell>
          <table:table-cell office:value-type="string">
            <text:p>Entropy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0.236 (0.196)</text:p>
          </table:table-cell>
          <table:table-cell office:value-type="string">
            <text:p>0.171 (0.184)</text:p>
          </table:table-cell>
          <table:table-cell office:value-type="string">
            <text:p>0.235 (0.195)</text:p>
          </table:table-cell>
          <table:table-cell/>
        </table:table-row>
        <table:table-row table:style-name="ro1">
          <table:table-cell/>
          <table:table-cell office:value-type="string">
            <text:p>K-Means</text:p>
          </table:table-cell>
          <table:table-cell office:value-type="string">
            <text:p>Euclidian </text:p>
          </table:table-cell>
          <table:table-cell office:value-type="string">
            <text:p>Concat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0.099 (0.105)</text:p>
          </table:table-cell>
          <table:table-cell office:value-type="string">
            <text:p>0.052 (0.097)</text:p>
          </table:table-cell>
          <table:table-cell office:value-type="string">
            <text:p>0.098 (0.104)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Possible to hit 1 at 1.5</text:p>
          </table:table-cell>
          <table:table-cell table:style-name="ce2" table:number-columns-repeated="10"/>
          <table:table-cell table:style-name="ce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6/23/2016</text:date>, <text:time>23:14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el Mann</meta:initial-creator>
    <meta:creation-date>2016-06-23T19:09:41</meta:creation-date>
    <dc:date>2016-06-23T23:14:47</dc:date>
    <dc:creator>Heinzel Mann</dc:creator>
    <meta:editing-duration>PT3H49M56S</meta:editing-duration>
    <meta:editing-cycles>8</meta:editing-cycles>
    <meta:generator>OpenOffice/4.1.2$Unix OpenOffice.org_project/412m3$Build-9782</meta:generator>
    <meta:document-statistic meta:table-count="3" meta:cell-count="637" meta:object-count="0"/>
  </office:meta>
</office:document-meta>
</file>